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fdsgsdf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" meta:word-count="1" meta:character-count="8" meta:non-whitespace-character-count="8"/>
    <meta:generator>LibreOffice/7.6.7.2$Linux_X86_64 LibreOffice_project/60$Build-2</meta:generator>
  </office:meta>
</office:document-meta>
</file>